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950e" draw:fill-color="#ffd320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color="#579d1c" draw:fill-color="#aecf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draw:stroke-dash="Long_20_Dot" svg:stroke-width="0.081cm" svg:stroke-color="#83ca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draw:stroke="solid" draw:stroke-dash="Long_20_Dot" svg:stroke-width="0.081cm" svg:stroke-color="#c5000b" draw:marker-start-width="0.322cm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5cm" svg:y1="18.25cm" svg:x2="3.75cm" svg:y2="2.75cm">
          <text:p/>
        </draw:line>
        <draw:line draw:style-name="gr2" draw:text-style-name="P1" draw:layer="layout" svg:x1="2.75cm" svg:y1="16.75cm" svg:x2="26.25cm" svg:y2="16.75cm">
          <text:p/>
        </draw:line>
        <draw:custom-shape draw:style-name="gr3" draw:text-style-name="P2" draw:layer="layout" svg:width="0.75cm" svg:height="0.75cm" svg:x="7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0.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0.75cm" svg:x="16.25cm" svg:y="7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4.5cm" svg:y="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0.5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9.7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18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cm" svg:height="0.75cm" svg:x="22cm" svg:y="5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9.00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cm" svg:y1="1.25cm" svg:x2="14.5cm" svg:y2="17cm">
          <text:p/>
        </draw:line>
        <draw:line draw:style-name="gr5" draw:text-style-name="P1" draw:layer="layout" svg:x1="12.5cm" svg:y1="1cm" svg:x2="21.25cm" svg:y2="16.75cm">
          <text:p/>
        </draw:line>
        <draw:custom-shape draw:style-name="gr3" draw:text-style-name="P2" draw:layer="layout" svg:width="0.75cm" svg:height="0.75cm" svg:x="8.501cm" svg:y="1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7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25cm" svg:y1="0.5cm" svg:x2="25cm" svg:y2="16.25cm">
          <text:p/>
        </draw:line>
        <draw:line draw:style-name="gr6" draw:text-style-name="P1" draw:layer="layout" svg:x1="3.5cm" svg:y1="1.25cm" svg:x2="24.25cm" svg:y2="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5T11:38:17.031000000</meta:creation-date>
    <dc:date>2024-12-05T13:24:10.714000000</dc:date>
    <meta:editing-duration>PT30M26S</meta:editing-duration>
    <meta:editing-cycles>12</meta:editing-cycles>
    <meta:generator>LibreOffice/7.0.5.2$Windows_X86_64 LibreOffice_project/64390860c6cd0aca4beafafcfd84613dd9dfb63a</meta:generator>
    <meta:document-statistic meta:object-count="19"/>
  </office:meta>
</office:document-meta>
</file>